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78.43747mm" fo:page-width="196.87498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1316">
          <draw:g draw:id="layer1">
            <draw:path svg:d="M 6772.9097 0.0 C 6029.5957 3231.4463 5190.8003 7179.9355 4447.4873 10411.385 C 1678.7194 8494.223 -252.3578 10052.478 26.800083 12246.71 C 205.94046 13654.775 2675.6367 15162.34 5032.246 12863.583 C 5470.283 10721.016 6259.0454 7188.736 6856.3877 4416.7017 L 11221.796 7514.4316 C 10776.286 9522.564 10338.545 11517.583 9858.9 13602.768 C 7090.135 11685.607 5157.1367 13243.447 5436.2954 15437.678 C 5615.4355 16845.742 8085.5435 18351.393 10442.153 16052.636 L 13116.798 4461.292 C 13099.022 4456.7607 13081.237 4452.3857 13063.463 4447.8545 L 13068.947 4440.9995 C 12685.8 4138.9585 7154.507 97.280876 6772.9097 0.0 z M 7294.1875 2392.422 L 11663.023 5549.111 C 11596.585 5843.554 11532.164 6134.935 11466.953 6426.609 L 7095.649 3309.5454 C 7152.067 3041.9238 7246.634 2625.025 7294.1875 2392.422 z" svg:height="172.39532mm" draw:style-name="style-2" svg:viewBox="0.0 0.0 13116.797 17239.533" svg:width="131.16797mm" svg:x="31.341557mm" svg:y="62.21601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78.43747mm" fo:page-width="196.87498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